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17A9348897DA7D7DBC6.png" manifest:media-type="image/png"/>
  <manifest:file-entry manifest:full-path="Pictures/1000000000000292000001ADF85B09A045CAE158.png" manifest:media-type="image/png"/>
  <manifest:file-entry manifest:full-path="Pictures/100000000000029500000087F0FB44DC94BB751F.png" manifest:media-type="image/png"/>
  <manifest:file-entry manifest:full-path="Pictures/10000000000002910000024D0C71F2BD3E166B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c3604" officeooo:paragraph-rsid="000c3604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.383cm" svg:height="15.584cm" draw:z-index="0"><draw:image xlink:href="Pictures/10000000000002910000024D0C71F2BD3E166B4B.png" xlink:type="simple" xlink:show="embed" xlink:actuate="onLoad" loext:mime-type="image/png"/></draw:frame><draw:frame draw:style-name="fr2" draw:name="Imagen2" text:anchor-type="char" svg:x="0.078cm" svg:y="16.034cm" svg:width="17.489cm" svg:height="3.572cm" draw:z-index="1"><draw:image xlink:href="Pictures/100000000000029500000087F0FB44DC94BB751F.png" xlink:type="simple" xlink:show="embed" xlink:actuate="onLoad" loext:mime-type="image/png"/></draw:frame></text:p>
      <text:p text:style-name="P2"/>
      <text:p text:style-name="Standard"><draw:frame draw:style-name="fr1" draw:name="Imagen3" text:anchor-type="char" svg:width="17.41cm" svg:height="11.351cm" draw:z-index="2"><draw:image xlink:href="Pictures/1000000000000292000001ADF85B09A045CAE158.png" xlink:type="simple" xlink:show="embed" xlink:actuate="onLoad" loext:mime-type="image/png"/></draw:frame></text:p>
      <text:p text:style-name="P2"><draw:frame draw:style-name="fr1" draw:name="Imagen4" text:anchor-type="char" svg:width="17.463cm" svg:height="10.001cm" draw:z-index="3"><draw:image xlink:href="Pictures/10000000000002940000017A9348897DA7D7DBC6.png" xlink:type="simple" xlink:show="embed" xlink:actuate="onLoad" loext:mime-type="image/png"/></draw:frame></text:p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c3604" officeooo:paragraph-rsid="000c360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a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21:15:30.312605272</meta:creation-date>
    <dc:date>2022-10-05T21:18:11.203197082</dc:date>
    <meta:editing-duration>PT2M41S</meta:editing-duration>
    <meta:editing-cycles>1</meta:editing-cycles>
    <meta:document-statistic meta:table-count="0" meta:image-count="4" meta:object-count="0" meta:page-count="4" meta:paragraph-count="1" meta:word-count="5" meta:character-count="42" meta:non-whitespace-character-count="37"/>
    <meta:generator>LibreOffice/6.4.7.2$Linux_X86_64 LibreOffice_project/40$Build-2</meta:generator>
  </office:meta>
</office:document-meta>
</file>